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5.svm" manifest:media-type=""/>
  <manifest:file-entry manifest:full-path="Pictures/100000010000009E000000BDB21349F0E4777004.png" manifest:media-type="image/png"/>
  <manifest:file-entry manifest:full-path="Pictures/TablePreview6.svm" manifest:media-type=""/>
  <manifest:file-entry manifest:full-path="Pictures/100000010000004E00000019D7F6C5FA5F070679.png" manifest:media-type="image/png"/>
  <manifest:file-entry manifest:full-path="Pictures/TablePreview2.svm" manifest:media-type=""/>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TablePreview1.svm" manifest:media-type=""/>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TablePreview3.svm" manifest:media-type=""/>
  <manifest:file-entry manifest:full-path="Pictures/TablePreview4.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notes">
      <style:graphic-properties draw:fill-color="#ffffff" draw:auto-grow-height="true" fo:min-height="12.572cm"/>
      <style:paragraph-properties style:writing-mode="lr-tb"/>
    </style:style>
    <style:style style:name="co1" style:family="table-column">
      <style:table-column-properties style:column-width="3.855cm" style:use-optimal-column-width="false"/>
    </style:style>
    <style:style style:name="co2" style:family="table-column">
      <style:table-column-properties style:column-width="3.87cm" style:use-optimal-column-width="false"/>
    </style:style>
    <style:style style:name="ro1" style:family="table-row">
      <style:table-row-properties style:row-height="0.972cm" style:use-optimal-row-height="false"/>
    </style:style>
    <style:style style:name="ro2" style:family="table-row">
      <style:table-row-properties style:row-height="2.394cm" style:use-optimal-row-height="false"/>
    </style:style>
    <style:style style:name="ro3" style:family="table-row">
      <style:table-row-properties style:row-height="3.291cm" style:use-optimal-row-height="false"/>
    </style:style>
    <style:style style:name="ro4" style:family="table-row">
      <style:table-row-properties style:row-height="1.999cm" style:use-optimal-row-height="false"/>
    </style:style>
    <style:style style:name="ro5" style:family="table-row">
      <style:table-row-properties style:row-height="4.527cm" style:use-optimal-row-height="false"/>
    </style:style>
    <style:style style:name="ro6" style:family="table-row">
      <style:table-row-properties style:row-height="3.816cm" style:use-optimal-row-height="false"/>
    </style:style>
    <style:style style:name="ce1" style:family="table-cell">
      <style:text-properties fo:font-weight="bold" style:font-weight-asian="bold" style:font-weight-complex="bold"/>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6" style:family="paragraph">
      <loext:graphic-properties draw:fill-color="#ffffff"/>
      <style:paragraph-properties style:writing-mode="lr-tb"/>
    </style:style>
    <style:style style:name="P7" style:family="paragraph">
      <style:text-properties fo:font-weight="bold" style:font-weight-asian="bold" style:font-weight-complex="bold"/>
    </style:style>
    <style:style style:name="P8" style:family="paragraph">
      <loext:graphic-properties draw:fill="none" draw:fill-color="#ffffff"/>
      <style:text-properties fo:font-weight="bold" style:font-weight-asian="bold" style:font-weight-complex="bold"/>
    </style:style>
    <style:style style:name="P9" style:family="paragraph">
      <style:text-properties fo:font-size="18pt"/>
    </style:style>
    <style:style style:name="P10" style:family="paragraph">
      <style:text-properties fo:font-size="18pt" fo:font-weight="bold" style:font-weight-asian="bold" style:font-weight-complex="bold"/>
    </style:style>
    <style:style style:name="P11" style:family="paragraph">
      <loext:graphic-properties draw:fill-color="#ffffff"/>
      <style:paragraph-properties style:writing-mode="lr-tb"/>
      <style:text-properties fo:font-size="20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UNBOX COMPUTING</text:span></text:p>
        </draw:polygon>
        <draw:frame presentation:style-name="pr1" draw:text-style-name="P4" draw:layer="layout" svg:width="10.792cm" svg:height="3.202cm" svg:x="13.825cm" svg:y="6.504cm" presentation:class="title" presentation:user-transformed="true">
          <draw:text-box>
            <text:p text:style-name="P3"><text:span text:style-name="T2">GYANAM INSTITUTE BHAGALPUR YELLOW IDEA PLAN</text:span></text:p>
          </draw:text-box>
        </draw:frame>
        <draw:frame presentation:style-name="pr2" draw:text-style-name="P5" draw:layer="layout" svg:width="11.176cm" svg:height="1.347cm" svg:x="1.734cm" svg:y="13.563cm">
          <draw:text-box>
            <text:p text:style-name="P3"><text:span text:style-name="T3">PRITHA MUKHERJEE (D M MANAGER)</text:span></text:p>
            <text:p text:style-name="P3"><text:span text:style-name="T3">SHEKHAR SUMAN (GRAPHICS DESIGNER)</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draw:style-name="gr3" draw:text-style-name="P8" draw:layer="layout" svg:width="20cm" svg:height="1.5cm" svg:x="4.5cm" svg:y="0cm">
          <draw:text-box>
            <text:p text:style-name="P7"><text:span text:style-name="T4">STORYLINE OF YELLOW IDEA PLAN</text:span></text:p>
          </draw:text-box>
        </draw:frame>
        <draw:frame draw:style-name="standard" draw:layer="layout" svg:width="26.999cm" svg:height="14.995cm" svg:x="0.783cm" svg:y="0.777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Junction point</text:p>
              </table:table-cell>
              <table:table-cell>
                <text:p>Task</text:p>
              </table:table-cell>
              <table:table-cell>
                <text:p>Assinged Persion</text:p>
              </table:table-cell>
              <table:table-cell>
                <text:p>Remarks </text:p>
              </table:table-cell>
              <table:table-cell>
                <text:p>Result </text:p>
              </table:table-cell>
              <table:table-cell>
                <text:p>Status</text:p>
              </table:table-cell>
              <table:table-cell>
                <text:p>Alternative</text:p>
              </table:table-cell>
            </table:table-row>
            <table:table-row table:style-name="ro2" table:default-cell-style-name="gray2">
              <table:table-cell>
                <text:p>22/07</text:p>
              </table:table-cell>
              <table:table-cell>
                <text:p>Audit report of website</text:p>
              </table:table-cell>
              <table:table-cell>
                <text:p>Abhinash Nahak</text:p>
              </table:table-cell>
              <table:table-cell>
                <text:p>Audit score(36 very poor)</text:p>
              </table:table-cell>
              <table:table-cell/>
              <table:table-cell>
                <text:p>Done</text:p>
              </table:table-cell>
              <table:table-cell/>
            </table:table-row>
            <table:table-row table:style-name="ro3" table:default-cell-style-name="gray1">
              <table:table-cell>
                <text:p>23/07</text:p>
              </table:table-cell>
              <table:table-cell>
                <text:p>Hashtag and caption filteration </text:p>
              </table:table-cell>
              <table:table-cell>
                <text:p>Pritha Mukherjee</text:p>
              </table:table-cell>
              <table:table-cell/>
              <table:table-cell>
                <text:p>Trending hash and organic traffic for Bhagalpur Bihar</text:p>
              </table:table-cell>
              <table:table-cell>
                <text:p>Done</text:p>
              </table:table-cell>
              <table:table-cell/>
            </table:table-row>
            <table:table-row table:style-name="ro4" table:default-cell-style-name="gray2">
              <table:table-cell>
                <text:p>23/07</text:p>
              </table:table-cell>
              <table:table-cell>
                <text:p>01 post design</text:p>
              </table:table-cell>
              <table:table-cell>
                <text:p>Shekhar Suman</text:p>
              </table:table-cell>
              <table:table-cell>
                <text:p>stroke</text:p>
              </table:table-cell>
              <table:table-cell/>
              <table:table-cell>
                <text:p>Done</text:p>
              </table:table-cell>
              <table:table-cell/>
            </table:table-row>
            <table:table-row table:style-name="ro4" table:default-cell-style-name="gray1">
              <table:table-cell>
                <text:p>24/07</text:p>
              </table:table-cell>
              <table:table-cell>
                <text:p>02 post design</text:p>
              </table:table-cell>
              <table:table-cell>
                <text:p>Shekhar Suman</text:p>
              </table:table-cell>
              <table:table-cell>
                <text:p>stroke</text:p>
              </table:table-cell>
              <table:table-cell/>
              <table:table-cell>
                <text:p>Done</text:p>
              </table:table-cell>
              <table:table-cell/>
            </table:table-row>
            <table:table-row table:style-name="ro2" table:default-cell-style-name="gray2">
              <table:table-cell>
                <text:p>24/07</text:p>
              </table:table-cell>
              <table:table-cell>
                <text:p>Hashtag filteration</text:p>
              </table:table-cell>
              <table:table-cell>
                <text:p>Pritha Mukherjee</text:p>
              </table:table-cell>
              <table:table-cell>
                <text:p>Educational , and result oriented</text:p>
              </table:table-cell>
              <table:table-cell>
                <text:p>Reach by hashtag </text:p>
              </table:table-cell>
              <table:table-cell>
                <text:p>Incomplete</text:p>
              </table:table-cell>
              <table:table-cell>
                <text:p>Done of 25/07</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1T1">
        <draw:frame draw:style-name="standard" draw:layer="layout" svg:width="26.999cm" svg:height="14.284cm" svg:x="0.215cm" svg:y="0.43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25/07</text:p>
              </table:table-cell>
              <table:table-cell>
                <text:p>03 post design</text:p>
              </table:table-cell>
              <table:table-cell>
                <text:p>Shekhar Suman</text:p>
              </table:table-cell>
              <table:table-cell>
                <text:p>stroke</text:p>
              </table:table-cell>
              <table:table-cell/>
              <table:table-cell>
                <text:p>Done </text:p>
              </table:table-cell>
              <table:table-cell/>
            </table:table-row>
            <table:table-row table:style-name="ro3" table:default-cell-style-name="gray1">
              <table:table-cell>
                <text:p>25/07</text:p>
              </table:table-cell>
              <table:table-cell>
                <text:p>Hashtag and caption filteration for +2 school</text:p>
              </table:table-cell>
              <table:table-cell>
                <text:p>Pritha Mukherjee</text:p>
              </table:table-cell>
              <table:table-cell/>
              <table:table-cell>
                <text:p>Trending hash and organic traffic for Bhagalpur Bihar</text:p>
              </table:table-cell>
              <table:table-cell>
                <text:p>Done</text:p>
              </table:table-cell>
              <table:table-cell/>
            </table:table-row>
            <table:table-row table:style-name="ro4" table:default-cell-style-name="gray2">
              <table:table-cell>
                <text:p>26/07</text:p>
              </table:table-cell>
              <table:table-cell>
                <text:p>04 post design</text:p>
              </table:table-cell>
              <table:table-cell>
                <text:p>Shekhar Suman</text:p>
              </table:table-cell>
              <table:table-cell>
                <text:p>stroke</text:p>
              </table:table-cell>
              <table:table-cell/>
              <table:table-cell>
                <text:p>Done</text:p>
              </table:table-cell>
              <table:table-cell/>
            </table:table-row>
            <table:table-row table:style-name="ro4" table:default-cell-style-name="gray1">
              <table:table-cell>
                <text:p>26/07</text:p>
              </table:table-cell>
              <table:table-cell>
                <text:p>05 post design</text:p>
              </table:table-cell>
              <table:table-cell>
                <text:p>Shekhar Suman</text:p>
              </table:table-cell>
              <table:table-cell>
                <text:p>stroke</text:p>
              </table:table-cell>
              <table:table-cell/>
              <table:table-cell>
                <text:p>Done</text:p>
              </table:table-cell>
              <table:table-cell/>
            </table:table-row>
            <table:table-row table:style-name="ro2" table:default-cell-style-name="gray2">
              <table:table-cell>
                <text:p>27/07</text:p>
              </table:table-cell>
              <table:table-cell>
                <text:p>Hashtag filteration</text:p>
              </table:table-cell>
              <table:table-cell>
                <text:p>Pritha Mukherjee</text:p>
              </table:table-cell>
              <table:table-cell>
                <text:p>Educational , and result oriented</text:p>
              </table:table-cell>
              <table:table-cell>
                <text:p>Reach by hashtag </text:p>
              </table:table-cell>
              <table:table-cell>
                <text:p>All report send to Satyam</text:p>
              </table:table-cell>
              <table:table-cell/>
            </table:table-row>
          </table:table>
          <draw:image xlink:href="Pictures/TablePreview2.svm" xlink:type="simple" xlink:show="embed" xlink:actuate="onLoad"/>
        </draw:frame>
        <presentation:notes draw:style-name="dp1">
          <draw:page-thumbnail draw:style-name="gr2" draw:layer="layout" svg:width="18.624cm" svg:height="10.476cm" svg:x="1.482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scription" presentation:presentation-page-layout-name="AL1T1">
        <draw:frame draw:style-name="standard" draw:layer="layout" svg:width="26.999cm" svg:height="16.101cm" svg:x="0.566cm" svg:y="-0.1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28/07</text:p>
              </table:table-cell>
              <table:table-cell>
                <text:p>03 04 05 post design</text:p>
              </table:table-cell>
              <table:table-cell>
                <text:p>Shekhar Suman</text:p>
              </table:table-cell>
              <table:table-cell>
                <text:p>stroke</text:p>
              </table:table-cell>
              <table:table-cell/>
              <table:table-cell>
                <text:p>Done</text:p>
              </table:table-cell>
              <table:table-cell/>
            </table:table-row>
            <table:table-row table:style-name="ro5" table:default-cell-style-name="gray1">
              <table:table-cell>
                <text:p>28/07</text:p>
              </table:table-cell>
              <table:table-cell>
                <text:p>Goggle ad campaing R&amp;D for bihar bhagalpur region</text:p>
              </table:table-cell>
              <table:table-cell>
                <text:p>Pritha Mukherjee</text:p>
              </table:table-cell>
              <table:table-cell/>
              <table:table-cell>
                <text:p>All report and pricing send to satyam </text:p>
              </table:table-cell>
              <table:table-cell/>
              <table:table-cell/>
            </table:table-row>
            <table:table-row table:style-name="ro6" table:default-cell-style-name="gray2">
              <table:table-cell>
                <text:p>29/07</text:p>
              </table:table-cell>
              <table:table-cell>
                <text:p>Facebook ad camp desing R &amp; D for bihar bhagalpur</text:p>
              </table:table-cell>
              <table:table-cell>
                <text:p>Pritha Mukherjee</text:p>
              </table:table-cell>
              <table:table-cell/>
              <table:table-cell/>
              <table:table-cell/>
              <table:table-cell/>
            </table:table-row>
            <table:table-row table:style-name="ro4" table:default-cell-style-name="gray1">
              <table:table-cell>
                <text:p>29/07</text:p>
              </table:table-cell>
              <table:table-cell>
                <text:p>06 07 post design</text:p>
              </table:table-cell>
              <table:table-cell>
                <text:p>Shekhar Suman</text:p>
              </table:table-cell>
              <table:table-cell/>
              <table:table-cell/>
              <table:table-cell/>
              <table:table-cell/>
            </table:table-row>
            <table:table-row table:style-name="ro2" table:default-cell-style-name="gray2">
              <table:table-cell>
                <text:p>30/07</text:p>
              </table:table-cell>
              <table:table-cell>
                <text:p>Instagram ad camp R &amp; D</text:p>
              </table:table-cell>
              <table:table-cell>
                <text:p>Pritha Mukherjee</text:p>
              </table:table-cell>
              <table:table-cell>
                <text:p>Educational , and result oriented</text:p>
              </table:table-cell>
              <table:table-cell>
                <text:p>Reach by hashtag </text:p>
              </table:table-cell>
              <table:table-cell>
                <text:p>All report send to Satyam</text:p>
              </table:table-cell>
              <table:table-cell/>
            </table:table-row>
          </table:table>
          <draw:image xlink:href="Pictures/TablePreview3.svm" xlink:type="simple" xlink:show="embed" xlink:actuate="onLoad"/>
        </draw:frame>
        <presentation:notes draw:style-name="dp1">
          <draw:page-thumbnail draw:style-name="gr2" draw:layer="layout" svg:width="18.624cm" svg:height="10.476cm" svg:x="1.482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1T1">
        <draw:frame draw:style-name="standard" draw:layer="layout" svg:width="26.999cm" svg:height="16.812cm" svg:x="0.566cm" svg:y="-0.1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 text:style-name="P9">30/07</text:p>
              </table:table-cell>
              <table:table-cell>
                <text:p text:style-name="P9">08 09 10 post design</text:p>
              </table:table-cell>
              <table:table-cell>
                <text:p text:style-name="P9">Shekhar Suman</text:p>
              </table:table-cell>
              <table:table-cell>
                <text:p text:style-name="P9">stroke</text:p>
              </table:table-cell>
              <table:table-cell/>
              <table:table-cell/>
              <table:table-cell/>
            </table:table-row>
            <table:table-row table:style-name="ro5" table:default-cell-style-name="gray1">
              <table:table-cell table:style-name="ce1">
                <text:p text:style-name="P10"><text:span text:style-name="T5">31/07</text:span></text:p>
              </table:table-cell>
              <table:table-cell table:style-name="ce1">
                <text:p text:style-name="P10"><text:span text:style-name="T5">All add campaing live by Fb, Ig, Google ads</text:span></text:p>
              </table:table-cell>
              <table:table-cell>
                <text:p text:style-name="P9">Pritha Mukherjee</text:p>
              </table:table-cell>
              <table:table-cell/>
              <table:table-cell/>
              <table:table-cell/>
              <table:table-cell/>
            </table:table-row>
            <table:table-row table:style-name="ro6" table:default-cell-style-name="gray2">
              <table:table-cell>
                <text:p text:style-name="P9">01/08</text:p>
              </table:table-cell>
              <table:table-cell>
                <text:p text:style-name="P9">All report genration for client </text:p>
              </table:table-cell>
              <table:table-cell>
                <text:p text:style-name="P9">Pritha Mukherjee</text:p>
              </table:table-cell>
              <table:table-cell/>
              <table:table-cell/>
              <table:table-cell/>
              <table:table-cell/>
            </table:table-row>
            <table:table-row table:style-name="ro4" table:default-cell-style-name="gray1">
              <table:table-cell>
                <text:p text:style-name="P9">01/08</text:p>
              </table:table-cell>
              <table:table-cell>
                <text:p text:style-name="P9">11 12 13 post design</text:p>
              </table:table-cell>
              <table:table-cell>
                <text:p text:style-name="P9">Shekhar Suman</text:p>
              </table:table-cell>
              <table:table-cell/>
              <table:table-cell/>
              <table:table-cell/>
              <table:table-cell/>
            </table:table-row>
            <table:table-row table:style-name="ro2" table:default-cell-style-name="gray2">
              <table:table-cell>
                <text:p text:style-name="P9">03/08</text:p>
              </table:table-cell>
              <table:table-cell>
                <text:p text:style-name="P9">Platform review and post scheduling</text:p>
              </table:table-cell>
              <table:table-cell>
                <text:p text:style-name="P9">Pritha Mukherjee</text:p>
              </table:table-cell>
              <table:table-cell/>
              <table:table-cell/>
              <table:table-cell/>
              <table:table-cell/>
            </table:table-row>
          </table:table>
          <draw:image xlink:href="Pictures/TablePreview4.svm" xlink:type="simple" xlink:show="embed" xlink:actuate="onLoad"/>
        </draw:frame>
        <presentation:notes draw:style-name="dp1">
          <draw:page-thumbnail draw:style-name="gr2" draw:layer="layout" svg:width="18.624cm" svg:height="10.476cm" svg:x="1.482cm" svg:y="2.123cm" draw:page-number="5" presentation:class="page"/>
          <draw:frame presentation:style-name="pr4" draw:text-style-name="P11"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draw:style-name="standard" draw:layer="layout" svg:width="26.999cm" svg:height="18.234cm" svg:x="0.566cm" svg:y="-0.1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 text:style-name="P9">03/08</text:p>
              </table:table-cell>
              <table:table-cell>
                <text:p text:style-name="P9"><text:s/>post design</text:p>
              </table:table-cell>
              <table:table-cell>
                <text:p text:style-name="P9">Shekhar Suman</text:p>
              </table:table-cell>
              <table:table-cell>
                <text:p text:style-name="P9">stroke</text:p>
              </table:table-cell>
              <table:table-cell/>
              <table:table-cell/>
              <table:table-cell/>
            </table:table-row>
            <table:table-row table:style-name="ro5" table:default-cell-style-name="gray1">
              <table:table-cell>
                <text:p text:style-name="P9">04/08</text:p>
              </table:table-cell>
              <table:table-cell>
                <text:p text:style-name="P9">All add campaing <text:s/>by Fb, Ig, Google ads </text:p>
              </table:table-cell>
              <table:table-cell>
                <text:p text:style-name="P9">Pritha Mukherjee</text:p>
              </table:table-cell>
              <table:table-cell>
                <text:p text:style-name="P9">Monitoring and maintaing</text:p>
              </table:table-cell>
              <table:table-cell/>
              <table:table-cell/>
              <table:table-cell/>
            </table:table-row>
            <table:table-row table:style-name="ro6" table:default-cell-style-name="gray2">
              <table:table-cell>
                <text:p text:style-name="P9">05/08</text:p>
              </table:table-cell>
              <table:table-cell>
                <text:p text:style-name="P9">Schedule post hashtag filteraion and captions</text:p>
              </table:table-cell>
              <table:table-cell>
                <text:p text:style-name="P9">Pritha Mukherjee</text:p>
              </table:table-cell>
              <table:table-cell>
                <text:p text:style-name="P9">For bhagalpur and it nearest district</text:p>
              </table:table-cell>
              <table:table-cell/>
              <table:table-cell/>
              <table:table-cell/>
            </table:table-row>
            <table:table-row table:style-name="ro4" table:default-cell-style-name="gray1">
              <table:table-cell>
                <text:p text:style-name="P9">06/08</text:p>
              </table:table-cell>
              <table:table-cell>
                <text:p text:style-name="P9">14 15 16 post design</text:p>
              </table:table-cell>
              <table:table-cell>
                <text:p text:style-name="P9">Shekhar Suman</text:p>
              </table:table-cell>
              <table:table-cell/>
              <table:table-cell/>
              <table:table-cell/>
              <table:table-cell/>
            </table:table-row>
            <table:table-row table:style-name="ro2" table:default-cell-style-name="gray2">
              <table:table-cell table:style-name="ce1">
                <text:p text:style-name="P10"><text:span text:style-name="T5">07/08</text:span></text:p>
              </table:table-cell>
              <table:table-cell table:style-name="ce1">
                <text:p text:style-name="P10"><text:span text:style-name="T5">All add campaing live by Fb , Ig , Google adds</text:span></text:p>
              </table:table-cell>
              <table:table-cell>
                <text:p text:style-name="P9">Pritha Mukherjee</text:p>
              </table:table-cell>
              <table:table-cell/>
              <table:table-cell/>
              <table:table-cell/>
              <table:table-cell/>
            </table:table-row>
          </table:table>
          <draw:image xlink:href="Pictures/TablePreview5.svm" xlink:type="simple" xlink:show="embed" xlink:actuate="onLoad"/>
        </draw:frame>
        <presentation:notes draw:style-name="dp1">
          <draw:page-thumbnail draw:style-name="gr2" draw:layer="layout" svg:width="18.624cm" svg:height="10.476cm" svg:x="1.482cm" svg:y="2.123cm" draw:page-number="6" presentation:class="page"/>
          <draw:frame presentation:style-name="pr4" draw:text-style-name="P11" draw:layer="layout" svg:width="17.271cm" svg:height="12.572cm" svg:x="2.159cm" svg:y="13.271cm" presentation:class="notes" presentation:placeholder="true">
            <draw:text-box/>
          </draw:frame>
        </presentation:notes>
      </draw:page>
      <draw:page draw:name="page7" draw:style-name="dp1" draw:master-page-name="Description" presentation:presentation-page-layout-name="AL1T1">
        <draw:frame draw:style-name="standard" draw:layer="layout" svg:width="26.999cm" svg:height="18.234cm" svg:x="0.566cm" svg:y="-0.1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 text:style-name="P9">07/08</text:p>
              </table:table-cell>
              <table:table-cell>
                <text:p text:style-name="P9">All report generation for lead</text:p>
              </table:table-cell>
              <table:table-cell>
                <text:p text:style-name="P9">Shekhar Suman</text:p>
              </table:table-cell>
              <table:table-cell>
                <text:p text:style-name="P9">Satyam Swet</text:p>
              </table:table-cell>
              <table:table-cell/>
              <table:table-cell/>
              <table:table-cell/>
            </table:table-row>
            <table:table-row table:style-name="ro5" table:default-cell-style-name="gray1">
              <table:table-cell>
                <text:p text:style-name="P9">08/08</text:p>
              </table:table-cell>
              <table:table-cell>
                <text:p text:style-name="P9">All add campaing R &amp; D. by Fb, Ig, Google ads </text:p>
              </table:table-cell>
              <table:table-cell>
                <text:p text:style-name="P9">Pritha Mukherjee</text:p>
              </table:table-cell>
              <table:table-cell>
                <text:p text:style-name="P9">Monitoring and maintaing</text:p>
              </table:table-cell>
              <table:table-cell/>
              <table:table-cell/>
              <table:table-cell/>
            </table:table-row>
            <table:table-row table:style-name="ro6" table:default-cell-style-name="gray2">
              <table:table-cell>
                <text:p text:style-name="P9">08/08</text:p>
              </table:table-cell>
              <table:table-cell>
                <text:p text:style-name="P9">Schedule post hashtag filteraion and captions</text:p>
              </table:table-cell>
              <table:table-cell>
                <text:p text:style-name="P9">Pritha Mukherjee</text:p>
              </table:table-cell>
              <table:table-cell>
                <text:p text:style-name="P9">For bhagalpur and it nearest district</text:p>
              </table:table-cell>
              <table:table-cell/>
              <table:table-cell/>
              <table:table-cell/>
            </table:table-row>
            <table:table-row table:style-name="ro4" table:default-cell-style-name="gray1">
              <table:table-cell>
                <text:p text:style-name="P9">08/08</text:p>
              </table:table-cell>
              <table:table-cell>
                <text:p text:style-name="P9">14 15 16 post design</text:p>
              </table:table-cell>
              <table:table-cell>
                <text:p text:style-name="P9">Shekhar Suman</text:p>
              </table:table-cell>
              <table:table-cell/>
              <table:table-cell/>
              <table:table-cell/>
              <table:table-cell/>
            </table:table-row>
            <table:table-row table:style-name="ro2" table:default-cell-style-name="gray2">
              <table:table-cell>
                <text:p text:style-name="P9">09/08</text:p>
              </table:table-cell>
              <table:table-cell>
                <text:p text:style-name="P9">Platform review and post scheduling</text:p>
              </table:table-cell>
              <table:table-cell>
                <text:p text:style-name="P9">Pritha Mukherjee</text:p>
              </table:table-cell>
              <table:table-cell>
                <text:p text:style-name="P9">Independence day week special post scheduling</text:p>
              </table:table-cell>
              <table:table-cell/>
              <table:table-cell/>
              <table:table-cell/>
            </table:table-row>
          </table:table>
          <draw:image xlink:href="Pictures/TablePreview6.svm" xlink:type="simple" xlink:show="embed" xlink:actuate="onLoad"/>
        </draw:frame>
        <presentation:notes draw:style-name="dp1">
          <draw:page-thumbnail draw:style-name="gr2" draw:layer="layout" svg:width="18.624cm" svg:height="10.476cm" svg:x="1.482cm" svg:y="2.123cm" draw:page-number="7" presentation:class="page"/>
          <draw:frame presentation:style-name="pr4" draw:text-style-name="P11"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draw:style-name="standard" draw:layer="layout" svg:width="26.999cm" svg:height="16.101cm" svg:x="0.566cm" svg:y="-0.14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2" table:default-cell-style-name="gray2">
              <table:table-cell>
                <text:p text:style-name="P9">09/08</text:p>
              </table:table-cell>
              <table:table-cell/>
              <table:table-cell/>
              <table:table-cell/>
              <table:table-cell/>
              <table:table-cell/>
              <table:table-cell/>
            </table:table-row>
            <table:table-row table:style-name="ro5" table:default-cell-style-name="gray1">
              <table:table-cell>
                <text:p text:style-name="P9">10/08</text:p>
              </table:table-cell>
              <table:table-cell/>
              <table:table-cell/>
              <table:table-cell/>
              <table:table-cell/>
              <table:table-cell/>
              <table:table-cell/>
            </table:table-row>
            <table:table-row table:style-name="ro6" table:default-cell-style-name="gray2">
              <table:table-cell>
                <text:p text:style-name="P9">11/08</text:p>
              </table:table-cell>
              <table:table-cell/>
              <table:table-cell/>
              <table:table-cell/>
              <table:table-cell/>
              <table:table-cell/>
              <table:table-cell/>
            </table:table-row>
            <table:table-row table:style-name="ro4" table:default-cell-style-name="gray1">
              <table:table-cell>
                <text:p text:style-name="P9">11/08</text:p>
              </table:table-cell>
              <table:table-cell/>
              <table:table-cell/>
              <table:table-cell/>
              <table:table-cell/>
              <table:table-cell/>
              <table:table-cell/>
            </table:table-row>
            <table:table-row table:style-name="ro2" table:default-cell-style-name="gray2">
              <table:table-cell>
                <text:p text:style-name="P9">12/08</text:p>
              </table:table-cell>
              <table:table-cell/>
              <table:table-cell/>
              <table:table-cell/>
              <table:table-cell/>
              <table:table-cell/>
              <table:table-cell/>
            </table:table-row>
          </table:table>
          <draw:image xlink:href="Pictures/TablePreview7.svm" xlink:type="simple" xlink:show="embed" xlink:actuate="onLoad"/>
        </draw:frame>
        <presentation:notes draw:style-name="dp1">
          <draw:page-thumbnail draw:style-name="gr2" draw:layer="layout" svg:width="18.624cm" svg:height="10.476cm" svg:x="1.482cm" svg:y="2.123cm" draw:page-number="8"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3.2$Linux_X86_64 LibreOffice_project/30$Build-2</meta:generator>
    <meta:creation-date>2022-07-28T15:19:40.844469868</meta:creation-date>
    <meta:editing-duration>PT3M33S</meta:editing-duration>
    <meta:editing-cycles>2</meta:editing-cycles>
    <dc:date>2022-07-28T16:50:58.096674944</dc:date>
    <meta:document-statistic meta:object-count="417"/>
  </office:meta>
</office:document-meta>
</file>